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utorialspoint.com<text:line-break/>Ciclo de vida del desarrollo de programas<text:line-break/>8-11 minutos<text:line-break/><text:line-break/>El ciclo de vida del desarrollo de software, SDLC para abreviar, es una secuencia de etapas bien definida y estructurada en ingeniería de software para desarrollar el producto de software previsto.<text:line-break/>Actividades SDLC<text:line-break/><text:line-break/>SDLC proporciona una serie de pasos a seguir para diseñar y desarrollar un producto de software de manera eficiente. El marco SDLC incluye los siguientes pasos:<text:line-break/><text:line-break/>Sdlc<text:line-break/>Comunicación<text:line-break/><text:line-break/>Este es el primer paso en el que el usuario inicia la solicitud de un producto de software deseado. Se pone en contacto con el proveedor de servicios e intenta negociar los términos. Presenta su solicitud al servicio que proporciona la organización por escrito.<text:line-break/>Recolección de requisitos<text:line-break/><text:line-break/>Este paso en adelante, el equipo de desarrollo de software trabaja para continuar con el proyecto. El equipo mantiene las discusiones con varias partes interesadas del dominio del problema y trata de sacar tanta información como sea posible sobre sus requisitos. Los requisitos se contempla y segregan en los requisitos del usuario, los requisitos del sistema y los requisitos funcionales. Los requisitos se recopilan utilizando una serie de prácticas como se da -<text:line-break/><text:line-break/> <text:s text:c="3"/>Estudiar el sistema y el software existentes u obsoletos,<text:line-break/> <text:s text:c="3"/>Realización de entrevistas de usuarios y desarrolladores,<text:line-break/> <text:s text:c="3"/>referirse a la base de datos o<text:line-break/> <text:s text:c="3"/>recopilar respuestas de los cuestionarios.<text:line-break/><text:line-break/>Estudio de factibilidad<text:line-break/><text:line-break/>Después de la recopilación de requisitos, el equipo presenta un plan de proceso de software. En este paso, el equipo analiza si se puede hacer un software para cumplir con todos los requisitos del usuario y si existe la posibilidad de que el software no sea más útil. Se descubre, si el proyecto es financiero, práctico y tecnológicamente factible para la organización. Hay muchos algoritmos disponibles, que ayudan a los desarrolladores a concluir la viabilidad de un proyecto de software.<text:line-break/>Análisis del sistema<text:line-break/><text:line-break/>En este paso, los desarrolladores deciden una hoja de ruta de su plan e intentan presentar el mejor modelo de software adecuado para el proyecto. El análisis del sistema incluye la comprensión de las limitaciones del producto de software, los problemas relacionados con el sistema o los cambios que se realizarán en los sistemas existentes de antemano, identificando y abordando el impacto del proyecto en la organización y el personal, etc. El equipo del proyecto analiza el alcance del proyecto y planea el cronograma y el horario recursos en consecuencia.<text:line-break/>Diseño de software<text:line-break/><text:line-break/>El siguiente paso es eliminar completo el conocimiento de los requisitos y el análisis en el escritorio y diseñar el producto de software. Las entradas de los usuarios y la información recopiladas en la fase de <text:soft-page-break/>recopilación de requisitos son las entradas de este paso. La salida de este paso viene en forma de dos diseños; Diseño lógico y diseño físico. Los ingenieros producen diccionarios de meta-datos y datos, diagramas lógicos, diagramas de flujo de datos y, en algunos casos, los códigos pseudo.<text:line-break/>Codificación<text:line-break/><text:line-break/>Este paso también se conoce como fase de programación. La implementación del diseño de software comienza en términos de redacción del código del programa en el lenguaje de programación adecuado y el desarrollo de programas ejecutables sin errores de manera eficiente.<text:line-break/>Pruebas<text:line-break/><text:line-break/>Una estimación dice que el 50% del proceso de desarrollo de software completo debe ser probado. Los errores pueden arruinar el software del nivel crítico a su propia eliminación. Las pruebas de software se realizan al codificar por los desarrolladores y las pruebas exhaustivas se realizan mediante expertos en pruebas en varios niveles de código, como pruebas de módulos, pruebas de programa, pruebas de productos, pruebas internas y pruebas del producto al final del usuario. El descubrimiento temprano de los errores y su remedio es la clave para el software confiable.<text:line-break/>Integración<text:line-break/><text:line-break/>Es posible que el software deba integrarse con las bibliotecas, bases de datos y otros programas. Esta etapa de SDLC participa en la integración del software con las entidades del mundo exterior.<text:line-break/>Implementación<text:line-break/><text:line-break/>Esto significa instalar el software en máquinas de usuario. A veces, el software necesita configuraciones posteriores a la instalación en el final del usuario. El software se prueba para la portabilidad y los problemas relacionados con la adaptabilidad y la integración se resuelven durante la implementación.<text:line-break/>Operación y mantenimiento<text:line-break/><text:line-break/>Esta fase confirma la operación del software en términos de más eficiencia y menos errores. Si es necesario, los usuarios están capacitados o ayudan con la documentación sobre cómo operar el software y cómo mantener el software operativo. El software se mantiene oportunamente actualizando el código de acuerdo con los cambios que tienen lugar en el entorno o tecnología final del usuario. Esta fase puede enfrentar desafíos de errores ocultos y problemas no identificados del mundo real.<text:line-break/>Disposición<text:line-break/><text:line-break/>A medida que transcurre el tiempo, el software puede disminuir en el frente de rendimiento. Puede ir completamente obsoleto o puede necesitar una actualización intensa. Por lo tanto, surge una necesidad apremiante de eliminar una parte importante del sistema. Esta fase incluye los datos de archivo y los componentes de software requeridos, el cierre del sistema, la planificación de la actividad de disposición y la terminación del sistema en el tiempo apropiado para el final del sistema.<text:line-break/>Paradigma de desarrollo de software<text:line-break/><text:line-break/>El paradigma de desarrollo de software ayuda al desarrollador a seleccionar una estrategia para desarrollar el software. Un paradigma de desarrollo de software tiene su propio conjunto de herramientas, métodos y procedimientos, que se expresan CLEArly y define el ciclo de vida del desarrollo de software. Algunos de los paradigmas de desarrollo de software o los modelos de proceso se definen de la siguiente manera:<text:line-break/>Modelo de cascada<text:line-break/><text:line-break/><text:soft-page-break/>El modelo de cascada es el modelo más simple de paradigma de desarrollo de software. Dice que todas las fases de SDLC funcionarán una tras otra de manera lineal. Es decir, cuando se termina la primera fase, solo comenzará la segunda fase, etc.<text:line-break/><text:line-break/>Este modelo supone que todo se lleva a cabo y realiza perfectamente según lo planeado en la etapa anterior y no hay necesidad de pensar en los problemas pasados ​​que pueden surgir en la siguiente fase. Este modelo no funciona sin problemas si quedan algunos problemas en el paso anterior. La naturaleza secuencial del modelo no nos permite volver y deshacer o rehacer nuestras acciones.<text:line-break/><text:line-break/>Este modelo es más adecuado cuando los desarrolladores ya han diseñado y desarrollado un software similar en el pasado y son conscientes de todos sus dominios.<text:line-break/>Modelo iterativo<text:line-break/><text:line-break/>Este modelo lidera el proceso de desarrollo de software en iteraciones. Proyecta el proceso de desarrollo de manera cíclica que repite cada paso después de cada ciclo de proceso SDLC.<text:line-break/><text:line-break/>Modelo iterativo<text:line-break/><text:line-break/>El software se desarrolla primero a muy pequeña escala y se siguen todos los pasos que se tienen en cuenta. Luego, en cada próxima iteración, se diseñan, codifican, prueban más características y módulos al software. Cada ciclo produce un software, que está completo en sí mismo y tiene más características y capacidades que la del anterior.<text:line-break/><text:line-break/>Después de cada iteración, el equipo de gestión puede trabajar en la gestión de riesgos y prepararse para la próxima iteración. Debido a que un ciclo incluye una pequeña porción del proceso de software completo, es más fácil administrar el proceso de desarrollo, pero consume más recursos.<text:line-break/>Modelo espiral<text:line-break/><text:line-break/>El modelo espiral es una combinación de ambos, el modelo iterativo y uno del modelo SDLC. Se puede ver como si eligiera un modelo SDLC y lo combine con el proceso cíclico (modelo iterativo).<text:line-break/><text:line-break/>Modelo espiral<text:line-break/><text:line-break/>Este modelo considera el riesgo, que a menudo no tiene nada de nada por la mayoría de los otros modelos. El modelo comienza con la determinación de objetivos y limitaciones del software al comienzo de una iteración. La siguiente fase es de prototipos del software. Esto incluye análisis de riesgos. Luego se utiliza un modelo SDLC estándar para construir el software. En la cuarta fase del plan de próxima iteración se prepara.<text:line-break/>V - Modelo<text:line-break/><text:line-break/>El principal inconveniente del modelo de cascada es que nos movemos a la siguiente etapa solo cuando el anterior está terminado y no había posibilidad de regresar si algo se encuentra mal en etapas posteriores. V-Model proporciona medios para probar el software en cada etapa de manera inversa.<text:line-break/><text:line-break/>Modelo V<text:line-break/><text:line-break/>En cada etapa, los planes de prueba y los casos de prueba se crean para verificar y validar el producto de acuerdo con el requisito de esa etapa. Por ejemplo, en la etapa de recolección de requisitos, el equipo de prueba prepara todos los casos de prueba en correspondencia con los requisitos. Más tarde, <text:soft-page-break/>cuando el producto se desarrolla y está listo para la prueba, los casos de prueba de esta etapa verifiquen el software en contra de su validez hacia los requisitos en esta etapa.<text:line-break/><text:line-break/>Esto hace que tanto la verificación como la validación van en paralelo. Este modelo también se conoce como modelo de verificación y validación.<text:line-break/>Modelo de Big Bang<text:line-break/><text:line-break/>Este modelo es el modelo más simple en su forma. Requiere poca planificación, mucha programación y muchos fondos. Este modelo se conceptualiza en torno al Big Bang del Universo. Como dicen los científicos, después de un gran bang, muchas galaxias, planetas y estrellas evolucionaron como un evento. Del mismo modo, si reunimos mucha programación y fondos, puede lograr el mejor producto de software.<text:line-break/><text:line-break/>Modelo de Big Bang<text:line-break/><text:line-break/>Para este modelo, se requiere una cantidad muy pequeña de planificación. No sigue ningún proceso, o a veces el cliente no está seguro de los requisitos y las necesidades futuras. Entonces los requisitos de entrada son arbitrarios.<text:line-break/><text:line-break/>Este modelo no es adecuado para grandes proyectos de software, sino bueno para aprender y experimentar.<text:line-break/><text:line-break/>Para una lectura en profundidad en SDLC y sus diversos modelos, haga clic aquí.</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0T13:57:05.897000000</dc:date>
    <meta:editing-duration>PT3M21S</meta:editing-duration>
    <meta:editing-cycles>1</meta:editing-cycles>
    <meta:document-statistic meta:table-count="0" meta:image-count="0" meta:object-count="0" meta:page-count="4" meta:paragraph-count="1" meta:word-count="1607" meta:character-count="10049" meta:non-whitespace-character-count="8389"/>
    <meta:generator>LibreOffice/7.3.1.3$Windows_X86_64 LibreOffice_project/a69ca51ded25f3eefd52d7bf9a5fad8c90b87951</meta:generator>
  </office:meta>
</office:document-meta>
</file>